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MessageSource.setParentMessageSource( @ Nullable MessageSourc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ssageSource.getMessage( String code , @ Nullable Object [ ] args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MessageSource.getMessage( String code , @ Nullable Object [ ] args , @ Nullable String defaultMessag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MessageSource.getParen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ssageSource.getMessage( MessageSourceResolvable resolvabl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ingMessage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